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17.4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08.99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22.5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18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5" table:number-rows-spanned="1">
            <text:p>Components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  <table:table-cell/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  <table:table-cell/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TEM_BUILD" table:style-name="ta1"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23"/>
        <table:table-column table:style-name="co20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4" table:number-rows-spanned="1">
            <text:p>Starting Items</text:p>
          </table:table-cell>
          <table:covered-table-cell table:style-name="ce8"/>
          <table:covered-table-cell table:number-columns-repeated="2"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Extra Items</text:p>
          </table:table-cell>
          <table:covered-table-cell table:number-columns-repeated="2" table:style-name="ce1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number-columns-repeated="2" table:style-name="ce22" office:value-type="string" calcext:value-type="string">
            <text:p>item_branches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22" office:value-type="string" calcext:value-type="string">
            <text:p>item_branches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gic_wand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 table:number-columns-repeated="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 table:number-columns-repeated="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3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 table:number-columns-repeated="2"/>
          <table:table-cell table:style-name="ce13" table:number-columns-repeated="2"/>
          <table:table-cell table:style-name="ce12"/>
          <table:table-cell table:style-name="ce4" table:number-columns-repeated="2"/>
          <table:table-cell table:style-name="ce3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 table:number-columns-repeated="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 table:number-columns-repeated="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 table:number-columns-repeated="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 table:number-columns-repeated="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 table:number-columns-repeated="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 table:number-columns-repeated="2"/>
          <table:table-cell table:style-name="ce12" table:number-columns-repeated="3"/>
          <table:table-cell table:style-name="ce3" table:number-columns-repeated="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20:47:15.194783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17T21:13:51.064796225</dc:date>
    <meta:editing-duration>PT5H10M26S</meta:editing-duration>
    <meta:editing-cycles>120</meta:editing-cycles>
    <meta:document-statistic meta:table-count="3" meta:cell-count="243" meta:object-count="0"/>
  </office:meta>
</office:document-meta>
</file>